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12_14-36-04_000.jpg</text:p>
          </table:table-cell>
          <table:table-cell table:style-name="ce19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765869 E-139-34-49.379882</text:p>
          </table:table-cell>
          <table:table-cell table:style-name="ce35" table:formula="of:=IF([.E2]=&quot;&quot;;[.C2];CONCATENATE([.C2];&quot; / &quot;;[.E2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2-12_15-07-29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/>
          <table:table-cell table:style-name="ce35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12_17-38-09_000.jpg</text:p>
          </table:table-cell>
          <table:table-cell table:style-name="ce17" office:value-type="string">
            <text:p>:m 東和 PHOTO / 210213sa / 曙橋駅 / 新宿区四谷坂町計画 / １名 / ホクシン設備（大勝） / 指示書</text:p>
          </table:table-cell>
          <table:table-cell table:style-name="ce18"/>
          <table:table-cell table:style-name="ce4"/>
          <table:table-cell table:style-name="ce4"/>
          <table:table-cell table:style-name="ce35" table:formula="of:=IF([.E4]=&quot;&quot;;[.C4];CONCATENATE([.C4];&quot; / &quot;;[.E4]))" office:value-type="string" office:string-value=":m 東和 PHOTO / 210213sa / 曙橋駅 / 新宿区四谷坂町計画 / １名 / ホクシン設備（大勝） / 指示書">
            <text:p>:m 東和 PHOTO / 210213sa / 曙橋駅 / 新宿区四谷坂町計画 / １名 / ホクシン設備（大勝） / 指示書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12_17-38-20_000.jpg</text:p>
          </table:table-cell>
          <table:table-cell table:style-name="ce17" office:value-type="string">
            <text:p>:m 東和 PHOTO / 210213sa / 曙橋駅 / 新宿区四谷坂町計画 / １名 / ホクシン設備（大勝） / 指示書</text:p>
          </table:table-cell>
          <table:table-cell table:style-name="ce19"/>
          <table:table-cell table:style-name="ce4"/>
          <table:table-cell table:style-name="ce4"/>
          <table:table-cell table:style-name="ce35" table:formula="of:=IF([.E5]=&quot;&quot;;[.C5];CONCATENATE([.C5];&quot; / &quot;;[.E5]))" office:value-type="string" office:string-value=":m 東和 PHOTO / 210213sa / 曙橋駅 / 新宿区四谷坂町計画 / １名 / ホクシン設備（大勝） / 指示書">
            <text:p>:m 東和 PHOTO / 210213sa / 曙橋駅 / 新宿区四谷坂町計画 / １名 / ホクシン設備（大勝） / 指示書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12_17-38-26_000.jpg</text:p>
          </table:table-cell>
          <table:table-cell table:style-name="ce17" office:value-type="string">
            <text:p>:m 東和 PHOTO / 210213sa / 曙橋駅 / 新宿区四谷坂町計画 / １名 / ホクシン設備（大勝） / 指示書</text:p>
          </table:table-cell>
          <table:table-cell table:style-name="ce19"/>
          <table:table-cell table:style-name="ce4"/>
          <table:table-cell table:style-name="ce4"/>
          <table:table-cell table:style-name="ce35" table:formula="of:=IF([.E6]=&quot;&quot;;[.C6];CONCATENATE([.C6];&quot; / &quot;;[.E6]))" office:value-type="string" office:string-value=":m 東和 PHOTO / 210213sa / 曙橋駅 / 新宿区四谷坂町計画 / １名 / ホクシン設備（大勝） / 指示書">
            <text:p>:m 東和 PHOTO / 210213sa / 曙橋駅 / 新宿区四谷坂町計画 / １名 / ホクシン設備（大勝） / 指示書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12_17-42-27_000.jpg</text:p>
          </table:table-cell>
          <table:table-cell table:style-name="ce17" office:value-type="string">
            <text:p>:m 東和 PHOTO / 210213sa / 曙橋駅 / 新宿区四谷坂町計画 / １名 / ホクシン設備（大勝） / 資料：天気</text:p>
          </table:table-cell>
          <table:table-cell table:style-name="ce18"/>
          <table:table-cell table:style-name="ce4"/>
          <table:table-cell table:style-name="ce4" office:value-type="string">
            <text:p>N-35-35-28.614807 E-139-34-48.885498</text:p>
          </table:table-cell>
          <table:table-cell table:style-name="ce35" table:formula="of:=IF([.E7]=&quot;&quot;;[.C7];CONCATENATE([.C7];&quot; / &quot;;[.E7]))" office:value-type="string" office:string-value=":m 東和 PHOTO / 210213sa / 曙橋駅 / 新宿区四谷坂町計画 / １名 / ホクシン設備（大勝） / 資料：天気">
            <text:p>:m 東和 PHOTO / 210213sa / 曙橋駅 / 新宿区四谷坂町計画 / １名 / ホクシン設備（大勝） / 資料：天気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12_17-45-29_000.jpg</text:p>
          </table:table-cell>
          <table:table-cell table:style-name="ce17" office:value-type="string">
            <text:p>:m 東和 PHOTO / 210213sa / 曙橋駅 / 新宿区四谷坂町計画 / １名 / ホクシン設備（大勝） / 資料：交通</text:p>
          </table:table-cell>
          <table:table-cell table:style-name="ce19"/>
          <table:table-cell table:style-name="ce4"/>
          <table:table-cell table:style-name="ce4" office:value-type="string">
            <text:p>N-35-35-28.614807 E-139-34-49.215087</text:p>
          </table:table-cell>
          <table:table-cell table:style-name="ce35" table:formula="of:=IF([.E8]=&quot;&quot;;[.C8];CONCATENATE([.C8];&quot; / &quot;;[.E8]))" office:value-type="string" office:string-value=":m 東和 PHOTO / 210213sa / 曙橋駅 / 新宿区四谷坂町計画 / １名 / ホクシン設備（大勝） / 資料：交通">
            <text:p>:m 東和 PHOTO / 210213sa / 曙橋駅 / 新宿区四谷坂町計画 / １名 / ホクシン設備（大勝） / 資料：交通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12_17-45-57_000.jpg</text:p>
          </table:table-cell>
          <table:table-cell table:style-name="ce17" office:value-type="string">
            <text:p>:m 東和 PHOTO / 210213sa / 曙橋駅 / 新宿区四谷坂町計画 / １名 / ホクシン設備（大勝） / 資料：スケジュール</text:p>
          </table:table-cell>
          <table:table-cell table:style-name="ce18"/>
          <table:table-cell table:style-name="ce4"/>
          <table:table-cell table:style-name="ce4" office:value-type="string">
            <text:p>N-35-35-28.62854 E-139-34-48.885498</text:p>
          </table:table-cell>
          <table:table-cell table:style-name="ce35" table:formula="of:=IF([.E9]=&quot;&quot;;[.C9];CONCATENATE([.C9];&quot; / &quot;;[.E9]))" office:value-type="string" office:string-value=":m 東和 PHOTO / 210213sa / 曙橋駅 / 新宿区四谷坂町計画 / １名 / ホクシン設備（大勝） / 資料：スケジュール">
            <text:p>:m 東和 PHOTO / 210213sa / 曙橋駅 / 新宿区四谷坂町計画 / １名 / ホクシン設備（大勝） / 資料：スケジュール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2-12_17-47-25_000.jpg</text:p>
          </table:table-cell>
          <table:table-cell table:style-name="ce17" office:value-type="string">
            <text:p>:m 東和 PHOTO / 210213sa / 曙橋駅 / 新宿区四谷坂町計画 / １名 / ホクシン設備（大勝） / 資料：地図</text:p>
          </table:table-cell>
          <table:table-cell table:style-name="ce19"/>
          <table:table-cell table:style-name="ce4"/>
          <table:table-cell table:style-name="ce4" office:value-type="string">
            <text:p>N-35-35-28.642272 E-139-34-49.050292</text:p>
          </table:table-cell>
          <table:table-cell table:style-name="ce35" table:formula="of:=IF([.E10]=&quot;&quot;;[.C10];CONCATENATE([.C10];&quot; / &quot;;[.E10]))" office:value-type="string" office:string-value=":m 東和 PHOTO / 210213sa / 曙橋駅 / 新宿区四谷坂町計画 / １名 / ホクシン設備（大勝） / 資料：地図">
            <text:p>:m 東和 PHOTO / 210213sa / 曙橋駅 / 新宿区四谷坂町計画 / １名 / ホクシン設備（大勝） / 資料：地図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2-12_20-39-56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72467 E-139-34-49.434814</text:p>
          </table:table-cell>
          <table:table-cell table:style-name="ce35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1-02-12_22-14-07_000.jpg</text:p>
          </table:table-cell>
          <table:table-cell table:style-name="ce18" office:value-type="string">
            <text:p>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</text:p>
          </table:table-cell>
          <table:table-cell table:style-name="ce20"/>
          <table:table-cell table:style-name="ce4"/>
          <table:table-cell table:style-name="ce4" office:value-type="string">
            <text:p>N-35-35-28.738403 E-139-34-49.434814</text:p>
          </table:table-cell>
          <table:table-cell table:style-name="ce35" table:formula="of:=IF([.E12]=&quot;&quot;;[.C12];CONCATENATE([.C12];&quot; / &quot;;[.E12]))" office:value-type="string" office:string-value="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">
            <text:p>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1-02-12_22-17-03_000.jpg</text:p>
          </table:table-cell>
          <table:table-cell table:style-name="ce19" office:value-type="string">
            <text:p>:m 記録 / 身体 / ケガ / loc=左手：甲：第２、第３中手骨、下部,cause=不明,loc-incident=~,id=2021-02-10_23-34-25_000.jpg,phase=風呂から出た；傷口に、エゴマの葉の切片を載せた；バンドエイド、貼った,apparatus=~,injury=引っかき傷：ミケ,other=前日、一日、セージ焼酎を垂らしたティッシュ、貼っている</text:p>
          </table:table-cell>
          <table:table-cell table:style-name="ce18"/>
          <table:table-cell table:style-name="ce4"/>
          <table:table-cell table:style-name="ce4" office:value-type="string">
            <text:p>N-35-35-28.72467 E-139-34-49.324951</text:p>
          </table:table-cell>
          <table:table-cell table:style-name="ce35" table:formula="of:=IF([.E13]=&quot;&quot;;[.C13];CONCATENATE([.C13];&quot; / &quot;;[.E13]))" office:value-type="string" office:string-value=":m 記録 / 身体 / ケガ / loc=左手：甲：第２、第３中手骨、下部,cause=不明,loc-incident=~,id=2021-02-10_23-34-25_000.jpg,phase=風呂から出た；傷口に、エゴマの葉の切片を載せた；バンドエイド、貼った,apparatus=~,injury=引っかき傷：ミケ,other=前日、一日、セージ焼酎を垂らしたティッシュ、貼っている">
            <text:p>:m 記録 / 身体 / ケガ / loc=左手：甲：第２、第３中手骨、下部,cause=不明,loc-incident=~,id=2021-02-10_23-34-25_000.jpg,phase=風呂から出た；傷口に、エゴマの葉の切片を載せた；バンドエイド、貼った,apparatus=~,injury=引っかき傷：ミケ,other=前日、一日、セージ焼酎を垂らしたティッシュ、貼ってい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2-13_00-05-55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710937 E-139-34-49.434814</text:p>
          </table:table-cell>
          <table:table-cell table:style-name="ce35" table:formula="of:=IF([.E14]=&quot;&quot;;[.C14];CONCATENATE([.C14];&quot; / &quot;;[.E14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2-13_02-25-27_000.jpg</text:p>
          </table:table-cell>
          <table:table-cell table:style-name="ce20" office:value-type="string">
            <text:p>:m :PHOTO 起きた時刻（夜中） / </text:p>
          </table:table-cell>
          <table:table-cell table:style-name="ce20"/>
          <table:table-cell table:style-name="ce4"/>
          <table:table-cell table:style-name="ce4"/>
          <table:table-cell table:style-name="ce35" table:formula="of:=IF([.E15]=&quot;&quot;;[.C15];CONCATENATE([.C15];&quot; / &quot;;[.E15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2-13_04-07-29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 office:value-type="string">
            <text:p>N-35-35-28.697204 E-139-34-49.434814</text:p>
          </table:table-cell>
          <table:table-cell table:style-name="ce35" table:formula="of:=IF([.E16]=&quot;&quot;;[.C16];CONCATENATE([.C16];&quot; / &quot;;[.E16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2-13_04-41-04_000.jpg</text:p>
          </table:table-cell>
          <table:table-cell table:style-name="ce8" office:value-type="string">
            <text:p>:PHOTO 記録 / 文書　/ about=腕時計の説明書（デジタル；キャン・ドゥで買ったもの）,other=~</text:p>
          </table:table-cell>
          <table:table-cell table:style-name="ce17"/>
          <table:table-cell table:style-name="ce4"/>
          <table:table-cell table:style-name="ce4" office:value-type="string">
            <text:p>N-35-35-28.642272 E-139-34-49.050292</text:p>
          </table:table-cell>
          <table:table-cell table:style-name="ce35" table:formula="of:=IF([.E17]=&quot;&quot;;[.C17];CONCATENATE([.C17];&quot; / &quot;;[.E17]))" office:value-type="string" office:string-value=":PHOTO 記録 / 文書　/ about=腕時計の説明書（デジタル；キャン・ドゥで買ったもの）,other=~">
            <text:p>:PHOTO 記録 / 文書　/ about=腕時計の説明書（デジタル；キャン・ドゥで買ったもの）,othe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string">
            <text:p>2021-02-13_04-51-08_000.jpg</text:p>
          </table:table-cell>
          <table:table-cell table:style-name="ce8" office:value-type="string">
            <text:p>:PHOTO 記録 / @自室 / target=充電：シェーバー / for=~ / occation=開始</text:p>
          </table:table-cell>
          <table:table-cell table:style-name="ce20"/>
          <table:table-cell table:style-name="ce4"/>
          <table:table-cell table:style-name="ce4" office:value-type="string">
            <text:p>N-35-35-28.72467 E-139-34-49.434814</text:p>
          </table:table-cell>
          <table:table-cell table:style-name="ce35" table:formula="of:=IF([.E18]=&quot;&quot;;[.C18];CONCATENATE([.C18];&quot; / &quot;;[.E18]))" office:value-type="string" office:string-value=":PHOTO 記録 / @自室 / target=充電：シェーバー / for=~ / occation=開始">
            <text:p>:PHOTO 記録 / @自室 / target=充電：シェーバー / for=~ / occation=開始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2-13_05-21-45_000.jpg</text:p>
          </table:table-cell>
          <table:table-cell table:style-name="ce17" office:value-type="string">
            <text:p>:m 東和 PHOTO / 210213sa / 曙橋駅 / 新宿区四谷坂町計画 / １名 / ホクシン設備（大勝） / 出発時間</text:p>
          </table:table-cell>
          <table:table-cell table:style-name="ce18"/>
          <table:table-cell table:style-name="ce4"/>
          <table:table-cell table:style-name="ce4" office:value-type="string">
            <text:p>N-35-35-28.285217 E-139-34-50.039062</text:p>
          </table:table-cell>
          <table:table-cell table:style-name="ce35" table:formula="of:=IF([.E19]=&quot;&quot;;[.C19];CONCATENATE([.C19];&quot; / &quot;;[.E19]))" office:value-type="string" office:string-value=":m 東和 PHOTO / 210213sa / 曙橋駅 / 新宿区四谷坂町計画 / １名 / ホクシン設備（大勝） / 出発時間">
            <text:p>:m 東和 PHOTO / 210213sa / 曙橋駅 / 新宿区四谷坂町計画 / １名 / ホクシン設備（大勝） / 出発時間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2-13_17-10-53_000.jpg</text:p>
          </table:table-cell>
          <table:table-cell table:style-name="ce17" office:value-type="string">
            <text:p>:m 東和 PHOTO / 210213sa / 曙橋駅 / 新宿区四谷坂町計画 / １名 / ホクシン設備（大勝） / 日報</text:p>
          </table:table-cell>
          <table:table-cell table:style-name="ce18"/>
          <table:table-cell table:style-name="ce4"/>
          <table:table-cell table:style-name="ce4" office:value-type="string">
            <text:p>N-35-35-28.738403 E-139-34-49.379882</text:p>
          </table:table-cell>
          <table:table-cell table:style-name="ce35" table:formula="of:=IF([.E20]=&quot;&quot;;[.C20];CONCATENATE([.C20];&quot; / &quot;;[.E20]))" office:value-type="string" office:string-value=":m 東和 PHOTO / 210213sa / 曙橋駅 / 新宿区四谷坂町計画 / １名 / ホクシン設備（大勝） / 日報">
            <text:p>:m 東和 PHOTO / 210213sa / 曙橋駅 / 新宿区四谷坂町計画 / １名 / ホクシン設備（大勝） / 日報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2-13_17-44-42_000.jpg</text:p>
          </table:table-cell>
          <table:table-cell table:style-name="ce19" office:value-type="string">
            <text:p>:PHOTO 記録 / @２階：トイレ：便器内 / 大便：様子 / time=~</text:p>
          </table:table-cell>
          <table:table-cell table:style-name="ce19"/>
          <table:table-cell table:style-name="ce4"/>
          <table:table-cell table:style-name="ce4" office:value-type="string">
            <text:p>N-35-35-28.72467 E-139-34-49.379882</text:p>
          </table:table-cell>
          <table:table-cell table:style-name="ce35" table:formula="of:=IF([.E21]=&quot;&quot;;[.C21];CONCATENATE([.C21];&quot; / &quot;;[.E21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2-13_17-52-59_000.jpg</text:p>
          </table:table-cell>
          <table:table-cell table:style-name="ce8" office:value-type="string">
            <text:p>:m 1*1 / session-memo / kb,keyboard \\\ s.1:genr=f-N:relay-22,note=1-5-7-3+-5+-7+,R=1,i.f.=seq-1:2021-02-11_17-07-17_000.mp4</text:p>
          </table:table-cell>
          <table:table-cell table:style-name="ce17"/>
          <table:table-cell table:style-name="ce4"/>
          <table:table-cell table:style-name="ce4" office:value-type="string">
            <text:p>N-35-35-28.72467 E-139-34-49.434814</text:p>
          </table:table-cell>
          <table:table-cell table:style-name="ce35" table:formula="of:=IF([.E22]=&quot;&quot;;[.C22];CONCATENATE([.C22];&quot; / &quot;;[.E22]))" office:value-type="string" office:string-value=":m 1*1 / session-memo / kb,keyboard \\\ s.1:genr=f-N:relay-22,note=1-5-7-3+-5+-7+,R=1,i.f.=seq-1:2021-02-11_17-07-17_000.mp4">
            <text:p>:m 1*1 / session-memo / kb,keyboard \\\ s.1:genr=f-N:relay-22,note=1-5-7-3+-5+-7+,R=1,i.f.=seq-1:2021-02-11_17-07-17_000.mp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2-13_17-53-13_000.jpg</text:p>
          </table:table-cell>
          <table:table-cell table:style-name="ce8" office:value-type="string">
            <text:p>:m :尺八,shakuhachi,bamboo 1*1 / session-memo / s.1:genr=excer:sage:h-5;h-4;h-2.h,R=~,score=~,for=~;</text:p>
          </table:table-cell>
          <table:table-cell table:style-name="ce24"/>
          <table:table-cell table:style-name="ce4"/>
          <table:table-cell table:style-name="ce4" office:value-type="string">
            <text:p>N-35-35-28.72467 E-139-34-49.434814</text:p>
          </table:table-cell>
          <table:table-cell table:style-name="ce35" table:formula="of:=IF([.E23]=&quot;&quot;;[.C23];CONCATENATE([.C23];&quot; / &quot;;[.E23]))" office:value-type="string" office:string-value=":m :尺八,shakuhachi,bamboo 1*1 / session-memo / s.1:genr=excer:sage:h-5;h-4;h-2.h,R=~,score=~,for=~;">
            <text:p>:m :尺八,shakuhachi,bamboo 1*1 / session-memo / s.1:genr=excer:sage:h-5;h-4;h-2.h,R=~,score=~,for=~;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2-13_21-02-13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35" table:formula="of:=IF([.E24]=&quot;&quot;;[.C24];CONCATENATE([.C24];&quot; / &quot;;[.E24]))" office:value-type="string" office:string-value=":m 食べた物">
            <text:p>:m 食べた物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2-14_08-41-36_000.jpg</text:p>
          </table:table-cell>
          <table:table-cell table:style-name="ce8" office:value-type="string">
            <text:p>:m :尺八,shakuhachi,bamboo 1*1 / session-memo / s.1:key=Cm,R=1,score=+,for=~; \\\ s.2:sage:oct-2_h-1</text:p>
          </table:table-cell>
          <table:table-cell table:style-name="ce19"/>
          <table:table-cell table:style-name="ce4"/>
          <table:table-cell table:style-name="ce4" office:value-type="string">
            <text:p>N-35-35-28.697204 E-139-34-49.434814</text:p>
          </table:table-cell>
          <table:table-cell table:style-name="ce35" table:formula="of:=IF([.E25]=&quot;&quot;;[.C25];CONCATENATE([.C25];&quot; / &quot;;[.E25]))" office:value-type="string" office:string-value=":m :尺八,shakuhachi,bamboo 1*1 / session-memo / s.1:key=Cm,R=1,score=+,for=~; \\\ s.2:sage:oct-2_h-1">
            <text:p>:m :尺八,shakuhachi,bamboo 1*1 / session-memo / s.1:key=Cm,R=1,score=+,for=~; \\\ s.2:sage:oct-2_h-1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12_13-27-04_000.mp4</text:p>
          </table:table-cell>
          <table:table-cell table:style-name="ce8" office:value-type="string">
            <text:p>:VIDEO / @自宅 / メモ / kb,keyboard / 演奏、play / k-2021-0212-1 / genr=f-N:relay-22,note=1-5-7-3+-5+-7+,R=1,i.f.=seq-1:2021-02-11_17-07-17_000.mp4</text:p>
          </table:table-cell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string" office:string-value=":VIDEO / @自宅 / メモ / kb,keyboard / 演奏、play / k-2021-0212-1 / genr=f-N:relay-22,note=1-5-7-3+-5+-7+,R=1,i.f.=seq-1:2021-02-11_17-07-17_000.mp4">
            <text:p>:VIDEO / @自宅 / メモ / kb,keyboard / 演奏、play / k-2021-0212-1 / genr=f-N:relay-22,note=1-5-7-3+-5+-7+,R=1,i.f.=seq-1:2021-02-11_17-07-17_000.mp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12_15-12-22_000.mid</text:p>
          </table:table-cell>
          <table:table-cell table:style-name="ce8" office:value-type="string">
            <text:p>:in-mid / app=perfect-piano / 演奏、play / id-2021-0212-1 / category=melody,inst=clarinet,for=~,genre=~</text:p>
          </table:table-cell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string" office:string-value=":in-mid / app=perfect-piano / 演奏、play / id-2021-0212-1 / category=melody,inst=clarinet,for=~,genre=~">
            <text:p>:in-mid / app=perfect-piano / 演奏、play / id-2021-0212-1 / category=melody,inst=clarinet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12_21-43-56_000.mid</text:p>
          </table:table-cell>
          <table:table-cell table:style-name="ce8" office:value-type="string">
            <text:p>:in-mid / app=perfect-piano / 演奏、play / id-2021-0212-2 / category=melody,inst=shaku,for=~,genre=~</text:p>
          </table:table-cell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string" office:string-value=":in-mid / app=perfect-piano / 演奏、play / id-2021-0212-2 / category=melody,inst=shaku,for=~,genre=~">
            <text:p>:in-mid / app=perfect-piano / 演奏、play / id-2021-0212-2 / category=melody,inst=shaku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13_06-29-34_000.mid</text:p>
          </table:table-cell>
          <table:table-cell table:style-name="ce8" office:value-type="string">
            <text:p>:in-mid / app=perfect-piano / 演奏、play / id-2021-0213-1 / category=melody,inst=shaku,for=~,genre=~</text:p>
          </table:table-cell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string" office:string-value=":in-mid / app=perfect-piano / 演奏、play / id-2021-0213-1 / category=melody,inst=shaku,for=~,genre=~">
            <text:p>:in-mid / app=perfect-piano / 演奏、play / id-2021-0213-1 / category=melody,inst=shaku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13_18-44-46_000.mp4</text:p>
          </table:table-cell>
          <table:table-cell table:style-name="ce8" office:value-type="string">
            <text:p>:VIDEO / @自室 / 記録 / jap.flute-bamboo / 演奏、play / b-2021-0213-1 / genr=seq-N(seq-1),key=Cm,note=4.d1-4.q1-5.d1-5.y-LR-5times</text:p>
          </table:table-cell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string" office:string-value=":VIDEO / @自室 / 記録 / jap.flute-bamboo / 演奏、play / b-2021-0213-1 / genr=seq-N(seq-1),key=Cm,note=4.d1-4.q1-5.d1-5.y-LR-5times">
            <text:p>:VIDEO / @自室 / 記録 / jap.flute-bamboo / 演奏、play / b-2021-0213-1 / genr=seq-N(seq-1),key=Cm,note=4.d1-4.q1-5.d1-5.y-LR-5times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14_07-28-30_000.mid</text:p>
          </table:table-cell>
          <table:table-cell table:style-name="ce8" office:value-type="string">
            <text:p>:in-mid / app=perfect-piano / 演奏、play / id-2021-0214-1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string" office:string-value=":in-mid / app=perfect-piano / 演奏、play / id-2021-0214-1 / category=melody,inst=~,for=~,genre=~">
            <text:p>:in-mid / app=perfect-piano / 演奏、play / id-2021-0214-1 / category=melody,inst=~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2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4">2021/02/14</text:date>, <text:time>10:32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14T10:32:41.97</dc:date>
    <dc:creator>iwabuchi ken</dc:creator>
    <meta:editing-duration>P31DT6H45M12S</meta:editing-duration>
    <meta:editing-cycles>11652</meta:editing-cycles>
    <meta:document-statistic meta:table-count="1" meta:cell-count="502" meta:object-count="0"/>
  </office:meta>
</office:document-meta>
</file>